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style:style>
    <style:style style:name="T2" style:parent-style-name="Προεπιλεγμένηγραμματοσειρά" style:family="text">
      <style:text-properties fo:language="el" fo:country="GR"/>
    </style:style>
    <style:style style:name="T3" style:parent-style-name="Προεπιλεγμένηγραμματοσειρά" style:family="text">
      <style:text-properties fo:font-weight="bold" style:font-weight-asian="bold" fo:font-style="italic" style:font-style-asian="italic" fo:language="el" fo:country="GR"/>
    </style:style>
    <style:style style:name="P4" style:parent-style-name="Βασικό" style:family="paragraph">
      <style:text-properties fo:language="el" fo:country="GR"/>
    </style:style>
    <style:style style:name="T5" style:parent-style-name="Προεπιλεγμένηγραμματοσειρά" style:family="text">
      <style:text-properties fo:language="el" fo:country="GR"/>
    </style:style>
    <style:style style:name="T6" style:parent-style-name="Προεπιλεγμένηγραμματοσειρά" style:family="text">
      <style:text-properties fo:language="el" fo:country="GR"/>
    </style:style>
    <style:style style:name="T7" style:parent-style-name="Προεπιλεγμένηγραμματοσειρά" style:family="text">
      <style:text-properties fo:font-weight="bold" style:font-weight-asian="bold" fo:font-style="italic" style:font-style-asian="italic" fo:language="el" fo:country="GR"/>
    </style:style>
    <style:style style:name="P8" style:parent-style-name="Βασικό" style:family="paragraph">
      <style:paragraph-properties fo:text-align="justify" fo:text-indent="0.5in"/>
    </style:style>
    <style:style style:name="T9" style:parent-style-name="Προεπιλεγμένηγραμματοσειρά" style:family="text">
      <style:text-properties fo:language="el" fo:country="GR"/>
    </style:style>
    <style:style style:name="T10" style:parent-style-name="Προεπιλεγμένηγραμματοσειρά" style:family="text">
      <style:text-properties fo:language="el" fo:country="GR"/>
    </style:style>
    <style:style style:name="T11" style:parent-style-name="Προεπιλεγμένηγραμματοσειρά" style:family="text">
      <style:text-properties fo:language="el" fo:country="GR"/>
    </style:style>
    <style:style style:name="T12" style:parent-style-name="Προεπιλεγμένηγραμματοσειρά" style:family="text">
      <style:text-properties fo:language="el" fo:country="GR"/>
    </style:style>
    <style:style style:name="T13" style:parent-style-name="Προεπιλεγμένηγραμματοσειρά" style:family="text">
      <style:text-properties fo:language="el" fo:country="GR"/>
    </style:style>
    <style:style style:name="P14" style:parent-style-name="Βασικό" style:family="paragraph">
      <style:paragraph-properties fo:text-align="justify" fo:text-indent="0.5in"/>
      <style:text-properties fo:language="el" fo:country="GR"/>
    </style:style>
    <style:style style:name="P15" style:parent-style-name="Βασικό" style:family="paragraph">
      <style:paragraph-properties fo:text-align="justify" fo:text-indent="0.5in"/>
      <style:text-properties fo:language="el" fo:country="GR"/>
    </style:style>
    <style:style style:name="TableColumn17" style:family="table-column">
      <style:table-column-properties style:column-width="5.5in"/>
    </style:style>
    <style:style style:name="TableColumn18" style:family="table-column">
      <style:table-column-properties style:column-width="0.0625in"/>
    </style:style>
    <style:style style:name="Table16" style:family="table">
      <style:table-properties style:width="5.5625in" fo:margin-left="0in" table:align="left"/>
    </style:style>
    <style:style style:name="TableRow19" style:family="table-row">
      <style:table-row-properties style:min-row-height="0.2083in"/>
    </style:style>
    <style:style style:name="TableCell20" style:family="table-cell">
      <style:table-cell-properties fo:border-top="0.0138in solid #FFFFFF" fo:border-left="none" fo:border-bottom="0.0138in solid #E6E6E6" fo:border-right="none" fo:background-color="#FFFFFF" style:writing-mode="lr-tb" style:vertical-align="middle" fo:padding-top="0in" fo:padding-left="0.075in" fo:padding-bottom="0in" fo:padding-right="0.075in" fo:wrap-option="no-wrap"/>
    </style:style>
    <style:style style:name="P21" style:parent-style-name="Βασικό" style:family="paragraph">
      <style:paragraph-properties fo:margin-bottom="0in" fo:line-height="100%"/>
    </style:style>
    <style:style style:name="T22" style:parent-style-name="Προεπιλεγμένηγραμματοσειρά" style:family="text">
      <style:text-properties style:font-name="Arial" style:font-name-asian="Times New Roman" style:font-name-complex="Arial" fo:font-style="italic" style:font-style-asian="italic" style:font-style-complex="italic" fo:color="#404040"/>
    </style:style>
    <style:style style:name="TableRow23" style:family="table-row">
      <style:table-row-properties style:min-row-height="0.2861in"/>
    </style:style>
    <style:style style:name="TableCell24" style:family="table-cell">
      <style:table-cell-properties fo:border="none" fo:background-color="#FFFFFF" style:writing-mode="lr-tb" style:vertical-align="middle" fo:padding-top="0in" fo:padding-left="0.075in" fo:padding-bottom="0in" fo:padding-right="0.075in"/>
    </style:style>
    <style:style style:name="P25" style:parent-style-name="Βασικό" style:family="paragraph">
      <style:paragraph-properties fo:margin-bottom="0in" fo:line-height="100%"/>
    </style:style>
    <style:style style:name="T26"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27"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ableRow28" style:family="table-row">
      <style:table-row-properties style:min-row-height="0.2986in"/>
    </style:style>
    <style:style style:name="TableCell29" style:family="table-cell">
      <style:table-cell-properties fo:border-top="0.0138in solid #E6E6E6" fo:border-left="none" fo:border-bottom="none" fo:border-right="none" style:writing-mode="lr-tb" style:vertical-align="middle" fo:padding-top="0in" fo:padding-left="0.075in" fo:padding-bottom="0in" fo:padding-right="0.075in"/>
    </style:style>
    <style:style style:name="P30" style:parent-style-name="Βασικό" style:family="paragraph">
      <style:paragraph-properties fo:margin-bottom="0in" fo:line-height="100%"/>
    </style:style>
    <style:style style:name="T31"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32"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ableRow33" style:family="table-row">
      <style:table-row-properties style:min-row-height="0.2986in"/>
    </style:style>
    <style:style style:name="TableCell34" style:family="table-cell">
      <style:table-cell-properties fo:border-top="0.0138in solid #E6E6E6" fo:border-left="none" fo:border-bottom="none" fo:border-right="none" fo:background-color="#FFFFFF" style:writing-mode="lr-tb" style:vertical-align="middle" fo:padding-top="0in" fo:padding-left="0.075in" fo:padding-bottom="0in" fo:padding-right="0.075in"/>
    </style:style>
    <style:style style:name="P35" style:parent-style-name="Βασικό" style:family="paragraph">
      <style:paragraph-properties fo:margin-bottom="0in" fo:line-height="100%"/>
    </style:style>
    <style:style style:name="T36"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37"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ableRow38" style:family="table-row">
      <style:table-row-properties style:min-row-height="0.2986in"/>
    </style:style>
    <style:style style:name="TableCell39" style:family="table-cell">
      <style:table-cell-properties fo:border-top="0.0138in solid #E6E6E6" fo:border-left="none" fo:border-bottom="none" fo:border-right="none" style:writing-mode="lr-tb" style:vertical-align="middle" fo:padding-top="0in" fo:padding-left="0.075in" fo:padding-bottom="0in" fo:padding-right="0.075in"/>
    </style:style>
    <style:style style:name="P40" style:parent-style-name="Βασικό" style:family="paragraph">
      <style:paragraph-properties fo:margin-bottom="0in" fo:line-height="100%"/>
    </style:style>
    <style:style style:name="T41"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42"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ableRow43" style:family="table-row">
      <style:table-row-properties style:min-row-height="0.2361in"/>
    </style:style>
    <style:style style:name="TableCell44" style:family="table-cell">
      <style:table-cell-properties fo:border-top="0.0138in solid #E6E6E6" fo:border-left="none" fo:border-bottom="none" fo:border-right="none" fo:background-color="#FFFFFF" style:writing-mode="lr-tb" style:vertical-align="middle" fo:padding-top="0in" fo:padding-left="0.075in" fo:padding-bottom="0in" fo:padding-right="0.075in"/>
    </style:style>
    <style:style style:name="P45" style:parent-style-name="Βασικό" style:family="paragraph">
      <style:paragraph-properties fo:margin-bottom="0in" fo:line-height="100%"/>
    </style:style>
    <style:style style:name="T46"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47"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48"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fo:language="el" fo:country="GR"/>
    </style:style>
    <style:style style:name="TableRow49" style:family="table-row">
      <style:table-row-properties style:min-row-height="0.2361in"/>
    </style:style>
    <style:style style:name="TableCell50" style:family="table-cell">
      <style:table-cell-properties fo:border-top="0.0138in solid #E6E6E6" fo:border-left="none" fo:border-bottom="none" fo:border-right="none" style:writing-mode="lr-tb" style:vertical-align="middle" fo:padding-top="0in" fo:padding-left="0.075in" fo:padding-bottom="0in" fo:padding-right="0.075in"/>
    </style:style>
    <style:style style:name="P51" style:parent-style-name="Βασικό" style:family="paragraph">
      <style:paragraph-properties fo:margin-bottom="0in" fo:line-height="100%"/>
    </style:style>
    <style:style style:name="T52"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53"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ableRow54" style:family="table-row">
      <style:table-row-properties style:min-row-height="0.2986in"/>
    </style:style>
    <style:style style:name="TableCell55" style:family="table-cell">
      <style:table-cell-properties fo:border-top="0.0138in solid #E6E6E6" fo:border-left="none" fo:border-bottom="none" fo:border-right="none" fo:background-color="#FFFFFF" style:writing-mode="lr-tb" style:vertical-align="middle" fo:padding-top="0in" fo:padding-left="0.075in" fo:padding-bottom="0in" fo:padding-right="0.075in"/>
    </style:style>
    <style:style style:name="P56" style:parent-style-name="Βασικό" style:family="paragraph">
      <style:paragraph-properties fo:margin-bottom="0in" fo:line-height="100%"/>
    </style:style>
    <style:style style:name="T57"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58" style:parent-style-name="Προεπιλεγμένηγραμματοσειρά" style:family="text">
      <style:text-properties style:font-name="Calibri" style:font-name-asian="Times New Roman" style:font-name-complex="Calibri" fo:color="#0563C1" style:text-underline-type="single" style:text-underline-style="solid" style:text-underline-width="auto" style:text-underline-mode="continuous"/>
    </style:style>
    <style:style style:name="T59" style:parent-style-name="Προεπιλεγμένηγραμματοσειρά" style:family="text">
      <style:text-properties fo:font-weight="bold" style:font-weight-asian="bold" fo:language="el" fo:country="GR"/>
    </style:style>
  </office:automatic-styles>
  <office:body>
    <office:text text:use-soft-page-breaks="true">
      <text:p text:style-name="P1"><text:span text:style-name="T2">Θεματική Ενότητα:<text:s/></text:span><text:span text:style-name="T3">Αειφόρος Δημοτική Υπηρεσία</text:span></text:p>
      <text:p text:style-name="P4"/>
      <text:p text:style-name="Βασικό"><text:span text:style-name="T5">Ονομασία<text:s/></text:span>Project<text:span text:style-name="T6">:<text:s/></text:span><text:span text:style-name="T7">Βοηθός Δημοτικού Υπαλλήλου</text:span></text:p>
      <text:p text:style-name="P8"><text:span text:style-name="T9">Πρωταρχικός σκοπός του παρόντος πρότζεκτ είναι η ανάπτυξη του αισθήματος προστασίας του ανθρωπογενούς άμεσου περιβάλλοντος των<text:s/></text:span><text:span text:style-name="T10">Μ</text:span><text:span text:style-name="T11">αθητών<text:s/></text:span><text:span text:style-name="T12">-<text:s/></text:span><text:span text:style-name="T13">Δημοτών. Προσπαθούμε να αναπτύξουμε την οικολογική συνείδηση προστασίας του περιβάλλοντος όλου του πλανήτη παίρνοντας μέτρα για την γειτονιά μας. Αναπτύσσουμε ζητήματα ενσυναίσθησης ενώ ταυτόχρονα αναπτύσσουμε απαραίτητες δεξιότητες τεχνολογίας σε πολίτες του 21αιώνα.</text:span></text:p>
      <text:p text:style-name="P14">Πιο συγκεκριμένα, η<text:s/>εθελοντική<text:s/>ομάδα<text:s/>Δημοτικού<text:s/>της Δημοτικής Βιβλιοθήκης Θεσσαλονίκης<text:s/><text:s/>θα σχεδιάσει και θα κατασκευάσει<text:s/>έναν πρότυπο βοηθό δημοτικού υπαλλήλου για μία έξυπνη γειτονιά της Θεσσαλονίκης. <text:s/>Οι αισθητήρες και οι ενεργοποιητές του Ρομποτικού βοηθού Δημοτικού Υπαλλήλου, αναγνωρίζουν πότε πρέπει να ποτιστούν οι κήποι, αναγνωρίζουν πότε μία ράμπα<text:s/>αναπήρων είναι<text:s/>κατειλημμένη, αναγνωρίζουν πότε η ατμόσφαιρα είναι επιβαρυμένη με διοξείδιο του άνθρακα, συλλέγουν ανακυκλώσιμα υλικά αλλά και δίνουν πόντους επιβράβευσης σε πολίτες που εφαρμόζουν τις αρχές τις οικολογίας.<text:s/></text:p>
      <text:p text:style-name="P15">Το μοντέλο που θα δημιουργήσουμε θα προσομοιώνει ένα πραγματικό<text:s/>μελλοντικό<text:s/>ρομπότ και θα χρησιμοποιεί ανοικτό υλικό και λογισμικό για την λειτουργία του. Για την κατασκευή του θα χρειαστούμε</text:p>
      <table:table table:style-name="Table16">
        <table:table-columns>
          <table:table-column table:style-name="TableColumn17"/>
          <table:table-column table:style-name="TableColumn18"/>
        </table:table-columns>
        <table:table-row table:style-name="TableRow19">
          <table:table-cell table:style-name="TableCell20" table:number-columns-spanned="2">
            <text:p text:style-name="P21"><text:span text:style-name="T22"> </text:span></text:p>
          </table:table-cell>
          <table:covered-table-cell/>
        </table:table-row>
        <table:table-row table:style-name="TableRow23">
          <table:table-cell table:style-name="TableCell24">
            <text:p text:style-name="P25"><text:a xlink:href="https://grobotronics.com/bbc-move-mini-buggy-kit-v2.html" office:target-frame-name="_top" xlink:show="replace"><text:span text:style-name="T26">BBC:MOVE Mini Buggy Kit V2</text:span></text:a><text:span text:style-name="T27"><text:s text:c="55"/>2</text:span></text:p>
          </table:table-cell>
          <table:table-cell>
            <text:p text:style-name="P25"/>
          </table:table-cell>
        </table:table-row>
        <table:table-row table:style-name="TableRow28">
          <table:table-cell table:style-name="TableCell29">
            <text:p text:style-name="P30"><text:a xlink:href="https://grobotronics.com/bbc-move-mini-line-following-add-on-v2.html" office:target-frame-name="_top" xlink:show="replace"><text:span text:style-name="T31">BBC:MOVE Mini Line Following Add-On V2</text:span></text:a><text:span text:style-name="T32"><text:s text:c="31"/>2</text:span></text:p>
          </table:table-cell>
          <table:table-cell>
            <text:p text:style-name="P30"/>
          </table:table-cell>
        </table:table-row>
        <table:table-row table:style-name="TableRow33">
          <table:table-cell table:style-name="TableCell34">
            <text:p text:style-name="P35"><text:a xlink:href="https://grobotronics.com/bbc-move-mini-bulldozer-add-on-v2.html" office:target-frame-name="_top" xlink:show="replace"><text:span text:style-name="T36">BBC:MOVE Mini Bulldozer Add-On V2</text:span></text:a><text:span text:style-name="T37"><text:s text:c="40"/>1</text:span></text:p>
          </table:table-cell>
          <table:table-cell>
            <text:p text:style-name="P35"/>
          </table:table-cell>
        </table:table-row>
        <table:table-row table:style-name="TableRow38">
          <table:table-cell table:style-name="TableCell39">
            <text:p text:style-name="P40"><text:a xlink:href="https://grobotronics.com/stop-bit-traffic-light-for-bbc-micro-bit.html" office:target-frame-name="_top" xlink:show="replace"><text:span text:style-name="T41">STOP:bit - Traffic Light for BBC micro:bit</text:span></text:a><text:span text:style-name="T42"><text:s text:c="36"/>1</text:span></text:p>
          </table:table-cell>
          <table:table-cell>
            <text:p text:style-name="P40"/>
          </table:table-cell>
        </table:table-row>
        <table:table-row table:style-name="TableRow43">
          <table:table-cell table:style-name="TableCell44">
            <text:p text:style-name="P45"><text:a xlink:href="https://grobotronics.com/klaw-gripper-kit.html" office:target-frame-name="_top" xlink:show="replace"><text:span text:style-name="T46">Klaw Gripper Kit</text:span></text:a><text:span text:style-name="T47"><text:s/></text:span><text:span text:style-name="T48"><text:s text:c="77"/>1</text:span></text:p>
          </table:table-cell>
          <table:table-cell>
            <text:p text:style-name="P45"/>
          </table:table-cell>
        </table:table-row>
        <table:table-row table:style-name="TableRow49">
          <table:table-cell table:style-name="TableCell50" table:number-columns-spanned="2">
            <text:p text:style-name="P51"><text:a xlink:href="https://grobotronics.com/bbc-micro-bit-board.html" office:target-frame-name="_top" xlink:show="replace"><text:span text:style-name="T52">BBC micro:bit Board (Bulk)</text:span></text:a><text:span text:style-name="T53"><text:s text:c="60"/>2 <text:s text:c="62"/></text:span></text:p>
          </table:table-cell>
          <table:covered-table-cell/>
        </table:table-row>
        <table:table-row table:style-name="TableRow54">
          <table:table-cell table:style-name="TableCell55" table:number-columns-spanned="2">
            <text:p text:style-name="P56"><text:a xlink:href="https://grobotronics.com/bbc-move-mini-bumper-add-on.html" office:target-frame-name="_top" xlink:show="replace"><text:span text:style-name="T57">BBC:MOVE Mini Bumper Add-On</text:span></text:a><text:span text:style-name="T58"><text:s text:c="49"/>1</text:span></text:p>
          </table:table-cell>
          <table:covered-table-cell/>
        </table:table-row>
      </table:table>
      <text:p text:style-name="Βασικό"><text:span text:style-name="T59">Συνολικό Κόστος <text:s/>16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z-Τέλοςφόρμας" style:display-name="z-Τέλος φόρμας" style:family="paragraph" style:parent-style-name="Βασικό" style:next-style-name="Βασικό">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ΤέλοςφόρμαςChar" style:display-name="z-Τέλος φόρμας Char" style:family="text" style:parent-style-name="Προεπιλεγμένηγραμματοσειρά">
      <style:text-properties style:font-name="Arial" style:font-name-asian="Times New Roman" style:font-name-complex="Arial" text:display="none" fo:font-size="8pt" style:font-size-asian="8pt" style:font-size-complex="8pt"/>
    </style:style>
    <style:style style:name="z-Αρχήφόρμας" style:display-name="z-Αρχή φόρμας" style:family="paragraph" style:parent-style-name="Βασικό" style:next-style-name="Βασικό">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ΑρχήφόρμαςChar" style:display-name="z-Αρχή φόρμας Char" style:family="text" style:parent-style-name="Προεπιλεγμένηγραμματοσειρά">
      <style:text-properties style:font-name="Arial" style:font-name-asian="Times New Roman" style:font-name-complex="Arial" text:display="none"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mitris Tsiastoudis</meta:initial-creator>
    <dc:creator>Dimitris Tsiastoudis</dc:creator>
    <meta:creation-date>2020-01-12T07:51:00Z</meta:creation-date>
    <dc:date>2020-01-12T08:44:00Z</dc:date>
    <meta:template xlink:href="Normal" xlink:type="simple"/>
    <meta:editing-cycles>1</meta:editing-cycles>
    <meta:editing-duration>PT3180S</meta:editing-duration>
    <meta:document-statistic meta:page-count="1" meta:paragraph-count="4" meta:word-count="367" meta:character-count="2457" meta:row-count="17" meta:non-whitespace-character-count="2094"/>
  </office:meta>
</office:document-meta>
</file>